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67.8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3" table:number-columns-repeated="5" table:default-cell-style-name="ce2"/>
        <table:table-row table:style-name="ro2">
          <table:table-cell table:style-name="ce1" office:value-type="string" calcext:value-type="string">
            <text:p>Tuloslaskelma (kEUR)</text:p>
          </table:table-cell>
          <table:table-cell table:style-name="ce1" office:value-type="string" calcext:value-type="string">
            <text:p>2016 *</text:p>
          </table:table-cell>
          <table:table-cell table:style-name="ce1" office:value-type="string" calcext:value-type="string">
            <text:p>2015 *</text:p>
          </table:table-cell>
          <table:table-cell table:style-name="ce1" office:value-type="string" calcext:value-type="string">
            <text:p>2014 *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string" calcext:value-type="string">
            <text:p>2012 *</text:p>
          </table:table-cell>
        </table:table-row>
        <table:table-row table:style-name="ro2">
          <table:table-cell office:value-type="string" calcext:value-type="string">
            <text:p>Liiketoiminnan tuotot</text:p>
          </table:table-cell>
          <table:table-cell office:value-type="float" office:value="10180000" calcext:value-type="float">
            <text:p>10180000</text:p>
          </table:table-cell>
          <table:table-cell office:value-type="float" office:value="8679000" calcext:value-type="float">
            <text:p>8679000</text:p>
          </table:table-cell>
          <table:table-cell office:value-type="float" office:value="9071000" calcext:value-type="float">
            <text:p>9071000</text:p>
          </table:table-cell>
          <table:table-cell office:value-type="float" office:value="9315000" calcext:value-type="float">
            <text:p>9315000</text:p>
          </table:table-cell>
          <table:table-cell office:value-type="float" office:value="9686000" calcext:value-type="float">
            <text:p>9686000</text:p>
          </table:table-cell>
        </table:table-row>
        <table:table-row table:style-name="ro2">
          <table:table-cell office:value-type="string" calcext:value-type="string">
            <text:p>Liiketoiminnan kulut + arvonalennukset</text:p>
          </table:table-cell>
          <table:table-cell office:value-type="float" office:value="-10033000" calcext:value-type="float">
            <text:p>-10033000</text:p>
          </table:table-cell>
          <table:table-cell office:value-type="float" office:value="-8484000" calcext:value-type="float">
            <text:p>-8484000</text:p>
          </table:table-cell>
          <table:table-cell office:value-type="float" office:value="-8920000" calcext:value-type="float">
            <text:p>-8920000</text:p>
          </table:table-cell>
          <table:table-cell office:value-type="float" office:value="-9067000" calcext:value-type="float">
            <text:p>-9067000</text:p>
          </table:table-cell>
          <table:table-cell office:value-type="float" office:value="-9469000" calcext:value-type="float">
            <text:p>-9469000</text:p>
          </table:table-cell>
        </table:table-row>
        <table:table-row table:style-name="ro2">
          <table:table-cell office:value-type="string" calcext:value-type="string">
            <text:p>Liiketulos ennen poistoja</text:p>
          </table:table-cell>
          <table:table-cell office:value-type="float" office:value="147000" calcext:value-type="float">
            <text:p>147000</text:p>
          </table:table-cell>
          <table:table-cell office:value-type="float" office:value="195000" calcext:value-type="float">
            <text:p>195000</text:p>
          </table:table-cell>
          <table:table-cell office:value-type="float" office:value="151000" calcext:value-type="float">
            <text:p>151000</text:p>
          </table:table-cell>
          <table:table-cell office:value-type="float" office:value="248000" calcext:value-type="float">
            <text:p>248000</text:p>
          </table:table-cell>
          <table:table-cell office:value-type="float" office:value="217000" calcext:value-type="float">
            <text:p>217000</text:p>
          </table:table-cell>
        </table:table-row>
        <table:table-row table:style-name="ro2">
          <table:table-cell office:value-type="string" calcext:value-type="string">
            <text:p>Liiketoiminnan tulos verojen jälkeen</text:p>
          </table:table-cell>
          <table:table-cell office:value-type="float" office:value="99000" calcext:value-type="float">
            <text:p>99000</text:p>
          </table:table-cell>
          <table:table-cell office:value-type="float" office:value="102000" calcext:value-type="float">
            <text:p>102000</text:p>
          </table:table-cell>
          <table:table-cell office:value-type="float" office:value="96000" calcext:value-type="float">
            <text:p>96000</text:p>
          </table:table-cell>
          <table:table-cell office:value-type="float" office:value="173000" calcext:value-type="float">
            <text:p>173000</text:p>
          </table:table-cell>
          <table:table-cell office:value-type="float" office:value="128000" calcext:value-type="float">
            <text:p>128000</text:p>
          </table:table-cell>
        </table:table-row>
        <table:table-row table:style-name="ro2">
          <table:table-cell office:value-type="string" calcext:value-type="string">
            <text:p>Osakekohtainen tulos</text:p>
          </table:table-cell>
          <table:table-cell office:value-type="float" office:value="0.99" calcext:value-type="float">
            <text:p>0,99</text:p>
          </table:table-cell>
          <table:table-cell office:value-type="float" office:value="1.02" calcext:value-type="float">
            <text:p>1,02</text:p>
          </table:table-cell>
          <table:table-cell office:value-type="float" office:value="0.96" calcext:value-type="float">
            <text:p>0,96</text:p>
          </table:table-cell>
          <table:table-cell office:value-type="float" office:value="1.73" calcext:value-type="float">
            <text:p>1,73</text:p>
          </table:table-cell>
          <table:table-cell office:value-type="float" office:value="1.3" calcext:value-type="float">
            <text:p>1,3</text:p>
          </table:table-cell>
        </table:table-row>
        <table:table-row table:style-name="ro2">
          <table:table-cell office:value-type="string" calcext:value-type="string">
            <text:p>Osakkeiden määrä</text:p>
          </table:table-cell>
          <table:table-cell table:number-columns-repeated="3" office:value-type="float" office:value="100019752" calcext:value-type="float">
            <text:p>100019752</text:p>
          </table:table-cell>
          <table:table-cell office:value-type="float" office:value="99832693" calcext:value-type="float">
            <text:p>99832693</text:p>
          </table:table-cell>
          <table:table-cell office:value-type="float" office:value="98712340" calcext:value-type="float">
            <text:p>98712340</text:p>
          </table:table-cell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5"/>
        </table:table-row>
        <table:table-row table:style-name="ro2">
          <table:table-cell table:style-name="ce1" office:value-type="string" calcext:value-type="string">
            <text:p>Tase (kEUR)</text:p>
          </table:table-cell>
          <table:table-cell table:style-name="ce1" office:value-type="string" calcext:value-type="string">
            <text:p>2016 *</text:p>
          </table:table-cell>
          <table:table-cell table:style-name="ce1" office:value-type="string" calcext:value-type="string">
            <text:p>2015 *</text:p>
          </table:table-cell>
          <table:table-cell table:style-name="ce1" office:value-type="string" calcext:value-type="string">
            <text:p>2014 *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string" calcext:value-type="string">
            <text:p>2012 *</text:p>
          </table:table-cell>
        </table:table-row>
        <table:table-row table:style-name="ro2">
          <table:table-cell office:value-type="string" calcext:value-type="string">
            <text:p>Käyttöomaisuus</text:p>
          </table:table-cell>
          <table:table-cell office:value-type="float" office:value="1937000" calcext:value-type="float">
            <text:p>1937000</text:p>
          </table:table-cell>
          <table:table-cell office:value-type="float" office:value="1808000" calcext:value-type="float">
            <text:p>1808000</text:p>
          </table:table-cell>
          <table:table-cell office:value-type="float" office:value="2066000" calcext:value-type="float">
            <text:p>2066000</text:p>
          </table:table-cell>
          <table:table-cell office:value-type="float" office:value="2131000" calcext:value-type="float">
            <text:p>2131000</text:p>
          </table:table-cell>
          <table:table-cell office:value-type="float" office:value="2213000" calcext:value-type="float">
            <text:p>2213000</text:p>
          </table:table-cell>
        </table:table-row>
        <table:table-row table:style-name="ro2">
          <table:table-cell office:value-type="string" calcext:value-type="string">
            <text:p>Vaihto-omaisuus</text:p>
          </table:table-cell>
          <table:table-cell office:value-type="float" office:value="2425000" calcext:value-type="float">
            <text:p>2425000</text:p>
          </table:table-cell>
          <table:table-cell office:value-type="float" office:value="2331000" calcext:value-type="float">
            <text:p>2331000</text:p>
          </table:table-cell>
          <table:table-cell office:value-type="float" office:value="2131000" calcext:value-type="float">
            <text:p>2131000</text:p>
          </table:table-cell>
          <table:table-cell office:value-type="float" office:value="2231000" calcext:value-type="float">
            <text:p>2231000</text:p>
          </table:table-cell>
          <table:table-cell office:value-type="float" office:value="2160000" calcext:value-type="float">
            <text:p>2160000</text:p>
          </table:table-cell>
        </table:table-row>
        <table:table-row table:style-name="ro2">
          <table:table-cell office:value-type="string" calcext:value-type="string">
            <text:p>Varat yhteensä</text:p>
          </table:table-cell>
          <table:table-cell office:value-type="float" office:value="4408000" calcext:value-type="float">
            <text:p>4408000</text:p>
          </table:table-cell>
          <table:table-cell office:value-type="float" office:value="4139000" calcext:value-type="float">
            <text:p>4139000</text:p>
          </table:table-cell>
          <table:table-cell office:value-type="float" office:value="4198000" calcext:value-type="float">
            <text:p>4198000</text:p>
          </table:table-cell>
          <table:table-cell office:value-type="float" office:value="4362000" calcext:value-type="float">
            <text:p>4362000</text:p>
          </table:table-cell>
          <table:table-cell office:value-type="float" office:value="4375000" calcext:value-type="float">
            <text:p>4375000</text:p>
          </table:table-cell>
        </table:table-row>
        <table:table-row table:style-name="ro2">
          <table:table-cell office:value-type="string" calcext:value-type="string">
            <text:p>Oma pääoma</text:p>
          </table:table-cell>
          <table:table-cell office:value-type="float" office:value="2029000" calcext:value-type="float">
            <text:p>2029000</text:p>
          </table:table-cell>
          <table:table-cell office:value-type="float" office:value="2163000" calcext:value-type="float">
            <text:p>2163000</text:p>
          </table:table-cell>
          <table:table-cell office:value-type="float" office:value="2184000" calcext:value-type="float">
            <text:p>2184000</text:p>
          </table:table-cell>
          <table:table-cell office:value-type="float" office:value="2279000" calcext:value-type="float">
            <text:p>2279000</text:p>
          </table:table-cell>
          <table:table-cell office:value-type="float" office:value="2200000" calcext:value-type="float">
            <text:p>2200000</text:p>
          </table:table-cell>
        </table:table-row>
        <table:table-row table:style-name="ro2">
          <table:table-cell office:value-type="string" calcext:value-type="string">
            <text:p>Velat</text:p>
          </table:table-cell>
          <table:table-cell office:value-type="float" office:value="2379000" calcext:value-type="float">
            <text:p>2379000</text:p>
          </table:table-cell>
          <table:table-cell office:value-type="float" office:value="1976000" calcext:value-type="float">
            <text:p>1976000</text:p>
          </table:table-cell>
          <table:table-cell office:value-type="float" office:value="2014000" calcext:value-type="float">
            <text:p>2014000</text:p>
          </table:table-cell>
          <table:table-cell office:value-type="float" office:value="2083000" calcext:value-type="float">
            <text:p>2083000</text:p>
          </table:table-cell>
          <table:table-cell office:value-type="float" office:value="2175000" calcext:value-type="float">
            <text:p>2175000</text:p>
          </table:table-cell>
        </table:table-row>
        <table:table-row table:style-name="ro2">
          <table:table-cell office:value-type="string" calcext:value-type="string">
            <text:p>Oma pääoma ja velat</text:p>
          </table:table-cell>
          <table:table-cell office:value-type="float" office:value="4408000" calcext:value-type="float">
            <text:p>4408000</text:p>
          </table:table-cell>
          <table:table-cell office:value-type="float" office:value="4139000" calcext:value-type="float">
            <text:p>4139000</text:p>
          </table:table-cell>
          <table:table-cell office:value-type="float" office:value="4198000" calcext:value-type="float">
            <text:p>4198000</text:p>
          </table:table-cell>
          <table:table-cell office:value-type="float" office:value="4362000" calcext:value-type="float">
            <text:p>4362000</text:p>
          </table:table-cell>
          <table:table-cell office:value-type="float" office:value="4375000" calcext:value-type="float">
            <text:p>4375000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fi" fo:country="FI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22">00.00.0000</text:date>, <text:time style:data-style-name="N2" text:time-value="12:23:17.39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M33S</meta:editing-duration>
    <meta:editing-cycles>3</meta:editing-cycles>
    <meta:generator>LibreOffice/5.4.2.2$Windows_X86_64 LibreOffice_project/22b09f6418e8c2d508a9eaf86b2399209b0990f4</meta:generator>
    <dc:date>2017-11-22T12:23:28.605000000</dc:date>
    <meta:document-statistic meta:table-count="3" meta:cell-count="85" meta:object-count="0"/>
    <meta:user-defined meta:name="Info 1"/>
    <meta:user-defined meta:name="Info 2"/>
    <meta:user-defined meta:name="Info 3"/>
    <meta:user-defined meta:name="Info 4"/>
  </office:meta>
</office:document-meta>
</file>